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4-02:</text:span></text:p>
      <text:p text:style-name="P1"><text:span text:style-name="T1">ROLL NO: 241801278</text:span></text:p>
      <text:p text:style-name="P1"><text:span text:style-name="T1">NAME:Sudiksha S</text:span></text:p>
      <text:p text:style-name="P1"><text:span text:style-name="T1">Q1) A set of N numbers(separated by one space) is passed as input to the program.The program must identify the count of numbers where the number is odd number.</text:span></text:p>
      <text:p text:style-name="P1"><text:span text:style-name="T1">INPUT FORMAT:</text:span></text:p>
      <text:p text:style-name="P1"><text:span text:style-name="T1">The first line will contain the N numbers separated by one space.</text:span></text:p>
      <text:p text:style-name="P1"><text:span text:style-name="T1">Boundary Conditions:</text:span></text:p>
      <text:p text:style-name="P1"><text:span text:style-name="T1">3 &lt;= N &lt;= 50</text:span></text:p>
      <text:p text:style-name="P1"><text:span text:style-name="T1">The value of the numbers can be from -99999999 to 99999999 </text:span></text:p>
      <text:p text:style-name="P1"><text:span text:style-name="T1">OUTPUT FORMAT:</text:span></text:p>
      <text:p text:style-name="P1"><text:span text:style-name="T1">The count of numbers where the numbers are odd numbers.</text:span></text:p>
      <text:p text:style-name="P1"><text:span text:style-name="T1">SAMPLE INPUT:</text:span></text:p>
      <text:p text:style-name="P1"><text:span text:style-name="T1">5 10 15 20 25 30 35 40 45 50 </text:span></text:p>
      <text:p text:style-name="P1"><text:span text:style-name="T1">SAMPLE OUTPUT:</text:span></text:p>
      <text:p text:style-name="P1"><text:span text:style-name="T1">5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Q2) Given a number N,return true if and only if it is a confusing number, which satisfies the following condition: We can rotate digits by 180 degrees to form new digits.When 0,1,6,8,9 are rotated 180 degrees,they become 0,1,9,8,6 respectively. When 2,3,4,5 and 7 are rotated 180 degrees,they become invalid.A confusing number is a number that when rotated 180 degrees becomes a different number with each digit valid.</text:span></text:p>
      <text:p text:style-name="P2"><text:span text:style-name="T3">EXAMPLE:</text:span></text:p>
      <text:p text:style-name="P2"><text:span text:style-name="T3">6-----&gt;9</text:span></text:p>
      <text:p text:style-name="P2"><text:span text:style-name="T3">INPUT: 6</text:span></text:p>
      <text:p text:style-name="P2"><text:span text:style-name="T3">OUTPUT:true</text:span></text:p>
      <text:p text:style-name="P2"><text:span text:style-name="T3">Explanation: We get 9 after rotating 6,9 is a valid number and 9!=6.</text:span></text:p>
      <text:p text:style-name="P2"><text:span text:style-name="T3">Example 2:</text:span></text:p>
      <text:p text:style-name="P2"><text:span text:style-name="T3">89---&gt;68</text:span></text:p>
      <text:p text:style-name="P2"><text:span text:style-name="T3">Input: 89</text:span></text:p>
      <text:p text:style-name="P2"><text:span text:style-name="T3">Output: true</text:span></text:p>
      <text:p text:style-name="P2"><text:span text:style-name="T3">Explanation: We get 68 after rotating 89, 86 is a valid number and 86 != 89.</text:span></text:p>
      <text:p text:style-name="P2"><text:span text:style-name="T3">Example 3:</text:span></text:p>
      <text:p text:style-name="P2"><text:span text:style-name="T3">11---&gt;11</text:span></text:p>
      <text:p text:style-name="P2"><text:span text:style-name="T3">Input: 11</text:span></text:p>
      <text:p text:style-name="P2"><text:span text:style-name="T3">Output: false</text:span></text:p>
      <text:p text:style-name="P2"><text:span text:style-name="T3">Explanation: We get 11 after rotating 11, 11 is a valid number but the value remains the</text:span></text:p>
      <text:p text:style-name="P2"><text:span text:style-name="T3">same, thus 11 is not a confusing number.</text:span></text:p>
      <text:p text:style-name="P2"><text:span text:style-name="T3">ROLL NO:241801278</text:span></text:p>
      <text:p text:style-name="P2"><text:span text:style-name="T3">NAME: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5">Q3) A nutritionist is labeling all the best power foods in the market. Every food item</text:span></text:p>
      <text:p text:style-name="P2"><text:span text:style-name="T5">arranged in a single line, will have a value beginning from 1 and increasing by 1 for each,</text:span></text:p>
      <text:p text:style-name="P2"><text:span text:style-name="T5">until all items have a value associated with them. An item's value is the same as the number</text:span></text:p>
      <text:p text:style-name="P2"><text:span text:style-name="T5">of macronutrients it has. For example, food item with value 1 has 1 macronutrient, food</text:span></text:p>
      <text:p text:style-name="P2"><text:span text:style-name="T5">item with value 2 has 2 macronutrients, and incrementing in this fashion.</text:span></text:p>
      <text:p text:style-name="P2"><text:span text:style-name="T5">The nutritionist has to recommend the best combination to patients, i.e. maximum</text:span></text:p>
      <text:p text:style-name="P2"><text:span text:style-name="T5">total of macronutrients. However, the nutritionist must avoid prescribing a particular sum</text:span></text:p>
      <text:p text:style-name="P2"><text:span text:style-name="T5">of macronutrients (an 'unhealthy' number), and this sum is known. The nutritionist chooses</text:span></text:p>
      <text:p text:style-name="P2"><text:span text:style-name="T5">food items in the increasing order of their value. Compute the highest total of</text:span></text:p>
      <text:p text:style-name="P2"><text:span text:style-name="T5">macronutrients that can be prescribed to a patient, without the sum matching the given</text:span></text:p>
      <text:p text:style-name="P2"><text:span text:style-name="T5">'unhealthy' number.</text:span></text:p>
      <text:p text:style-name="P2"><text:span text:style-name="T5">Here's an illustration: Given 4 food items (hence value: 1,2,3 and 4), and the</text:span></text:p>
      <text:p text:style-name="P2"><text:span text:style-name="T5">unhealthy sum being 6 macronutrients, on choosing items 1, 2, 3 -&gt; the sum is 6, which</text:span></text:p>
      <text:p text:style-name="P2"><text:span text:style-name="T5">matches the 'unhealthy' sum. Hence, one of the three needs to be skipped. Thus, the best</text:span></text:p>
      <text:p text:style-name="P2"><text:span text:style-name="T5">combination is from among:</text:span></text:p>
      <text:p text:style-name="P2"><text:span text:style-name="T6">• 2 + 3 + 4 = 9</text:span></text:p>
      <text:p text:style-name="P2"><text:span text:style-name="T6">• 1 + 3 + 4 = 8</text:span></text:p>
      <text:p text:style-name="P2"><text:span text:style-name="T6">• 1 + 2 + 4 = 7</text:span></text:p>
      <text:p text:style-name="P2"><text:span text:style-name="T6">Since 2 + 3 + 4 = 9, allows for maximum number of macronutrients, 9 is the right</text:span></text:p>
      <text:p text:style-name="P2"><text:span text:style-name="T6">answer. Complete the code in the editor below. It must return an integer that represents</text:span></text:p>
      <text:p text:style-name="P2"><text:span text:style-name="T6">the maximum total of macronutrients, modulo 1000000007 (109 + 7).</text:span></text:p>
      <text:p text:style-name="P2"><text:span text:style-name="T6">It has the following:</text:span></text:p>
      <text:p text:style-name="P2"><text:span text:style-name="T6">n: an integer that denotes the number of food items</text:span></text:p>
      <text:p text:style-name="P2"><text:span text:style-name="T6">k: an integer that denotes the unhealthy number</text:span></text:p>
      <text:p text:style-name="P2"><text:span text:style-name="T6">Constraints</text:span></text:p>
      <text:p text:style-name="P2"><text:span text:style-name="T6">• 1<text:s/></text:span><text:span text:style-name="T7">≤</text:span><text:span text:style-name="T8"><text:s/>n<text:s/></text:span><text:span text:style-name="T9">≤</text:span><text:span text:style-name="T10"><text:s/>2 × 109</text:span></text:p>
      <text:p text:style-name="P2"><text:span text:style-name="T11">• 1<text:s/></text:span><text:span text:style-name="T12">≤</text:span><text:span text:style-name="T13"><text:s/>k<text:s/></text:span><text:span text:style-name="T14">≤</text:span><text:span text:style-name="T15"><text:s/>4 × 1015</text:span></text:p>
      <text:p text:style-name="P2"><text:span text:style-name="T15">Input Format For Custom Testing</text:span></text:p>
      <text:p text:style-name="P2"><text:span text:style-name="T15">The first line contains an integer, n, that denotes the number of food items. The second line</text:span></text:p>
      <text:p text:style-name="P2"><text:span text:style-name="T15">contains an integer, k, that denotes the unhealthy number.</text:span><text:span text:style-name="T16"><text:s text:c="2"/></text:span></text:p>
      <text:p text:style-name="P2"><text:span text:style-name="T16">Sample Input 0</text:span></text:p>
      <text:p text:style-name="P2"><text:span text:style-name="T16">2</text:span></text:p>
      <text:p text:style-name="P2"><text:span text:style-name="T16">2</text:span></text:p>
      <text:p text:style-name="P2"><text:span text:style-name="T16">Sample Output 0</text:span></text:p>
      <text:p text:style-name="P2"><text:span text:style-name="T16">3 </text:span></text:p>
      <text:p text:style-name="P2"><text:span text:style-name="T16">ROLL NO:241801278</text:span></text:p>
      <text:p text:style-name="P2"><text:span text:style-name="T16">NAME: 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